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Heading_20_1">
      <style:text-properties fo:font-size="18pt" style:font-size-asian="18pt" style:font-size-complex="18pt"/>
    </style:style>
    <style:style style:name="P2" style:family="paragraph" style:parent-style-name="Preformatted_20_Text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ebian: Instalar y configurar VNC (escritorio remoto)</text:h>
      <text:p text:style-name="Text_20_body"/>
      <text:p text:style-name="Text_20_body"><text:span text:style-name="Strong_20_Emphasis">Pruebas realizadas desde:</text:span> GNU/Linux Debian “Wheezy” (7.4)</text:p>
      <text:p text:style-name="Text_20_body">Para poder instalar un servidor VNC y un cliente para conectarnos, podemos hacerlo de la siguiente manera (podemos instalar como cliente gvncviewer o vncviewer, etc):</text:p>
      <text:p text:style-name="P2">root:~# apt-get install vnc4server gvncviewer</text:p>
      <text:p text:style-name="Text_20_body">Una vez instalado vnc4server, tendremos que crear un password para el usuario que queramos adquiera sesión al conectarse por VNC (de preferencia uno diferente a root, o incluso como root mismo):</text:p>
      <text:p text:style-name="P2">usuario:~$ vncpasswd</text:p>
      <text:p text:style-name="Text_20_body">Ahora ejecutaremos el servidor VNC por primera vez con la finalidad que se creen los archivos de configuración necesarios:</text:p>
      <text:p text:style-name="P2">usuario:~$ vncserver :1</text:p>
      <text:p text:style-name="Text_20_body">El “:1″ indicaría que es la sesión 1, así podemos controlar varias sesiones VNC.Podemos correr el servidor VNC especificando parámetros por decir de dimensión:</text:p>
      <text:p text:style-name="P2">usuario:~$ vncserver :1 -geometry 1024x768 -depth 24</text:p>
      <text:p text:style-name="Text_20_body">Para matar la sesión ejecutamos:</text:p>
      <text:p text:style-name="P2">usuario:~$ vncserver -kill :1</text:p>
      <text:p text:style-name="Text_20_body">Ahora en nuestro Home, aparecerá una carpeta llamada .vnc … si no estamos en el Home podemos llegar a la ruta ejecutando:</text:p>
      <text:p text:style-name="Preformatted_20_Text">usuario:~$ cd</text:p>
      <text:p text:style-name="Preformatted_20_Text"/>
      <text:p text:style-name="P2">usuario:~$ cd .vnc</text:p>
      <text:p text:style-name="Text_20_body">Y vemos que tenemos un archivo xstartup, lo editaremos:</text:p>
      <text:p text:style-name="P2">usuario:~/.vnc$ nano xstartup</text:p>
      <text:p text:style-name="Text_20_body">En teoría solo bastaría con agregar la línea:</text:p>
      <text:p text:style-name="P2">exec gnome-session &amp;</text:p>
      <text:p text:style-name="Text_20_body">Y descomentar la línea:</text:p>
      <text:p text:style-name="P2">unset SESSION_MANAGER</text:p>
      <text:p text:style-name="Text_20_body">Sin embargo, si cuando te intentas conectar desde un cliente VNC te aparece el mensaje de error “Could not acquire name on session bus”, deberás agregar la siguiente línea:</text:p>
      <text:p text:style-name="P2">unset DBUS_SESSION_BUS_ADDRESS</text:p>
      <text:p text:style-name="Text_20_body">Mi archivo xstartup de configuración (en él ponemos los programas que queremos se ejecuten al iniciar sesión por VNC) quedó de la siguiente manera:</text:p>
      <text:p text:style-name="Preformatted_20_Text">#!/bin/sh</text:p>
      <text:p text:style-name="Preformatted_20_Text"/>
      <text:p text:style-name="Preformatted_20_Text"># Uncomment the following two lines for normal desktop:</text:p>
      <text:p text:style-name="Preformatted_20_Text">unset SESSION_MANAGER</text:p>
      <text:p text:style-name="Preformatted_20_Text">unset DBUS_SESSION_BUS_ADDRESS</text:p>
      <text:p text:style-name="Preformatted_20_Text"><text:soft-page-break/># exec /etc/X11/xinit/xinitrc</text:p>
      <text:p text:style-name="Preformatted_20_Text">exec gnome-session &amp;</text:p>
      <text:p text:style-name="Preformatted_20_Text"/>
      <text:p text:style-name="Preformatted_20_Text">[ -x /etc/vnc/xstartup ] &amp;&amp; exec /etc/vnc/xstartup</text:p>
      <text:p text:style-name="Preformatted_20_Text">[ -r $HOME/.Xresources ] &amp;&amp; xrdb $HOME/.Xresources</text:p>
      <text:p text:style-name="Preformatted_20_Text">xsetroot -solid grey</text:p>
      <text:p text:style-name="Preformatted_20_Text">vncconfig -iconic &amp;</text:p>
      <text:p text:style-name="Preformatted_20_Text">x-terminal-emulator -geometry 80x24+10+10 -ls -title "$VNCDESKTOP Desktop" &amp;</text:p>
      <text:p text:style-name="P2">x-window-manager &amp;</text:p>
      <text:p text:style-name="Text_20_body">Por default, nuestro servidor VNC trabaja en los puertos 5900 para adelante, por decir, si la sesión es “1” se abre el puerto 5901, etc.</text:p>
      <text:p text:style-name="Text_20_body">Finalmente, si queremos conectarnos de forma local para prueba podemos ejecutar:</text:p>
      <text:p text:style-name="P2">$ gvncviewer 127.0.0.1:1</text:p>
      <text:p text:style-name="Text_20_body"/>
      <text:p text:style-name="Standard"/>
      <text:p text:style-name="Standard">En el cliente:</text:p>
      <text:p text:style-name="Standard"/>
      <text:p text:style-name="Standard">Desde el menu de aplicaciones → Internet → <text:s/>Visor Escritorios remotos </text:p>
      <text:p text:style-name="Standard">Pulsar en conectar - elegir en protocolo vnc, poner ip y pulsar en conectar.</text:p>
      <text:p text:style-name="Standard"/>
      <text:p text:style-name="Standard">Para cerrar la conexión pulsar en el botón de desconectar (como un enchufe).</text:p>
      <text:p text:style-name="Standard"/>
      <text:p text:style-name="Standard"/>
      <text:p text:style-name="Standard">Para probar:</text:p>
      <text:p text:style-name="Standard">DP: 88.12.3.172 <text:s/></text:p>
      <text:p text:style-name="Standard">DI: 192.168.1.40 <text:s text:c="3"/>clave: lucas-23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LGC Sans" style:font-size-asian="18pt" style:font-weight-asian="bold" style:font-name-complex="DejaVu LGC Sans" style:font-size-complex="18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LGC Sans" style:font-size-asian="14pt" style:font-weight-asian="bold" style:font-name-complex="DejaVu LGC Sans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LGC Sans" style:font-size-asian="24pt" style:font-weight-asian="bold" style:font-name-complex="DejaVu LGC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DejaVu LGC Sans Mono" style:font-size-asian="10pt" style:font-name-complex="Liberation Mono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35cm" fo:margin-right="1.43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24T11:13:12</meta:creation-date>
    <dc:date>2015-01-04T19:21:54</dc:date>
    <dc:creator>soa </dc:creator>
    <meta:editing-duration>PT3H35M35S</meta:editing-duration>
    <meta:editing-cycles>15</meta:editing-cycles>
    <meta:generator>LibreOffice/3.5$Linux_x86 LibreOffice_project/350m1$Build-2</meta:generator>
    <meta:document-statistic meta:table-count="0" meta:image-count="0" meta:object-count="0" meta:page-count="2" meta:paragraph-count="46" meta:word-count="388" meta:character-count="2585" meta:non-whitespace-character-count="2236"/>
  </office:meta>
</office:document-meta>
</file>